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6">
      <style:paragraph-properties fo:margin-left="0in" fo:margin-right="0in" fo:text-indent="0in" style:auto-text-indent="false">
        <style:tab-stops>
          <style:tab-stop style:position="0.25in"/>
        </style:tab-stops>
      </style:paragraph-properties>
    </style:style>
    <style:style style:name="P2" style:family="paragraph" style:parent-style-name="List_20_Paragraph" style:list-style-name="WWNum6">
      <style:paragraph-properties fo:margin-left="0.25in" fo:margin-right="0in" fo:text-indent="-0.25in" style:auto-text-indent="false">
        <style:tab-stops>
          <style:tab-stop style:position="0in"/>
        </style:tab-stops>
      </style:paragraph-properties>
    </style:style>
    <style:style style:name="P3" style:family="paragraph" style:parent-style-name="Standard">
      <style:text-properties fo:color="#4f81bd" loext:opacity="100%" style:font-name="Arial" fo:font-weight="bold" style:language-asian="en" style:country-asian="US" style:font-weight-asian="bold" style:font-name-complex="Arial1"/>
    </style:style>
    <style:style style:name="P4" style:family="paragraph" style:parent-style-name="Standard">
      <style:text-properties fo:language="en" fo:country="US"/>
    </style:style>
    <style:style style:name="P5" style:family="paragraph" style:parent-style-name="Standard">
      <style:paragraph-properties>
        <style:tab-stops>
          <style:tab-stop style:position="0in"/>
        </style:tab-stops>
      </style:paragraph-properties>
      <style:text-properties fo:language="en" fo:country="US" officeooo:rsid="000d64a9" officeooo:paragraph-rsid="000d64a9"/>
    </style:style>
    <style:style style:name="P6" style:family="paragraph" style:parent-style-name="Standard">
      <style:paragraph-properties>
        <style:tab-stops>
          <style:tab-stop style:position="0in"/>
        </style:tab-stops>
      </style:paragraph-properties>
      <style:text-properties fo:language="en" fo:country="US" officeooo:rsid="000d64a9" officeooo:paragraph-rsid="00149484"/>
    </style:style>
    <style:style style:name="P7" style:family="paragraph" style:parent-style-name="Standard">
      <style:paragraph-properties>
        <style:tab-stops>
          <style:tab-stop style:position="0in"/>
          <style:tab-stop style:position="0.25in"/>
        </style:tab-stops>
      </style:paragraph-properties>
      <style:text-properties style:font-name="Times" fo:font-weight="bold" style:font-name-asian="Times1" style:font-weight-asian="bold" style:font-name-complex="Times1"/>
    </style:style>
    <style:style style:name="P8" style:family="paragraph" style:parent-style-name="Standard">
      <style:paragraph-properties>
        <style:tab-stops>
          <style:tab-stop style:position="0in"/>
        </style:tab-stops>
      </style:paragraph-properties>
      <style:text-properties style:font-name="Times" fo:language="en" fo:country="US" fo:font-weight="bold" officeooo:paragraph-rsid="0009f9cc" style:font-name-asian="Times1" style:font-weight-asian="bold" style:font-name-complex="Times1"/>
    </style:style>
    <style:style style:name="P9" style:family="paragraph" style:parent-style-name="Standard">
      <style:paragraph-properties>
        <style:tab-stops>
          <style:tab-stop style:position="0in"/>
          <style:tab-stop style:position="0.25in"/>
        </style:tab-stops>
      </style:paragraph-properties>
    </style:style>
    <style:style style:name="P10" style:family="paragraph" style:parent-style-name="Standard">
      <style:paragraph-properties>
        <style:tab-stops>
          <style:tab-stop style:position="0in"/>
        </style:tab-stops>
      </style:paragraph-properties>
      <style:text-properties officeooo:paragraph-rsid="0009f9cc"/>
    </style:style>
    <style:style style:name="P11" style:family="paragraph" style:parent-style-name="Standard">
      <style:paragraph-properties fo:margin-top="0in" fo:margin-bottom="0.1945in" style:contextual-spacing="false"/>
    </style:style>
    <style:style style:name="P12" style:family="paragraph" style:parent-style-name="Standard">
      <style:paragraph-properties fo:margin-left="0in" fo:margin-right="0in" fo:margin-top="0in" fo:margin-bottom="0.1945in" style:contextual-spacing="false" fo:text-indent="-0.4374in" style:auto-text-indent="false"/>
      <style:text-properties officeooo:paragraph-rsid="000ba026"/>
    </style:style>
    <style:style style:name="P13" style:family="paragraph" style:parent-style-name="Standard" style:master-page-name="Standard">
      <style:paragraph-properties style:page-number="auto"/>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text-properties fo:font-size="12pt"/>
    </style:style>
    <style:style style:name="P16" style:family="paragraph">
      <loext:graphic-properties draw:fill="none"/>
      <style:paragraph-properties fo:text-align="start"/>
    </style:style>
    <style:style style:name="T1" style:family="text">
      <style:text-properties fo:color="#4f81bd" loext:opacity="100%" style:font-name="Arial" fo:font-size="14pt" fo:font-weight="bold" style:font-size-asian="14pt" style:language-asian="en" style:country-asian="US" style:font-weight-asian="bold" style:font-name-complex="Arial1"/>
    </style:style>
    <style:style style:name="T2" style:family="text">
      <style:text-properties fo:color="#4f81bd" loext:opacity="100%" style:font-name="Arial" fo:font-size="14pt" fo:language="en" fo:country="US" fo:font-weight="bold" style:font-size-asian="14pt" style:language-asian="en" style:country-asian="US" style:font-weight-asian="bold" style:font-name-complex="Arial1"/>
    </style:style>
    <style:style style:name="T3" style:family="text">
      <style:text-properties fo:color="#4f81bd" loext:opacity="100%" style:font-name="Arial" fo:font-size="14pt" fo:language="en" fo:country="US" fo:font-weight="bold" style:font-size-asian="14pt" style:font-weight-asian="bold" style:font-name-complex="Arial1"/>
    </style:style>
    <style:style style:name="T4" style:family="text">
      <style:text-properties fo:font-size="14pt" fo:font-style="italic" style:font-size-asian="14pt" style:font-style-asian="italic"/>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fo:font-style="italic" fo:font-weight="bold" style:font-style-asian="italic" style:font-weight-asian="bold"/>
    </style:style>
    <style:style style:name="T8" style:family="text">
      <style:text-properties fo:language="en" fo:country="US" style:font-name-asian="F1"/>
    </style:style>
    <style:style style:name="T9" style:family="text">
      <style:text-properties fo:font-weight="bold" style:font-weight-asian="bold"/>
    </style:style>
    <style:style style:name="T10" style:family="text">
      <style:text-properties fo:font-weight="bold" style:font-name-asian="Times1" style:font-weight-asian="bold"/>
    </style:style>
    <style:style style:name="T11" style:family="text">
      <style:text-properties style:font-name="Times" fo:font-weight="bold" style:font-name-asian="Times1" style:font-weight-asian="bold" style:font-name-complex="Times1"/>
    </style:style>
    <style:style style:name="T12" style:family="text">
      <style:text-properties style:font-name="Times" fo:language="en" fo:country="US" fo:font-weight="bold" style:font-name-asian="Times1" style:font-weight-asian="bold" style:font-name-complex="Times1"/>
    </style:style>
    <style:style style:name="T13" style:family="text">
      <style:text-properties fo:font-style="italic" fo:font-weight="bold" style:font-style-asian="italic" style:font-weight-asian="bold"/>
    </style:style>
    <style:style style:name="T14" style:family="text">
      <style:text-properties style:text-position="sub 58%" fo:language="en" fo:country="US"/>
    </style:style>
    <style:style style:name="T15" style:family="text">
      <style:text-properties style:text-position="sub 58%" fo:language="en" fo:country="US" fo:font-style="italic" style:font-style-asian="italic"/>
    </style:style>
    <style:style style:name="T16" style:family="text">
      <style:text-properties fo:color="#800080" loext:opacity="100%" style:font-name="Calibri" fo:font-size="11pt" officeooo:rsid="0009f9cc" style:font-size-asian="9.60000038146973pt" style:font-size-complex="11pt"/>
    </style:style>
    <style:style style:name="T17" style:family="text">
      <style:text-properties fo:color="#800080" loext:opacity="100%" style:font-name="Calibri" fo:font-size="11pt" fo:font-weight="bold" style:font-name-asian="Times1" style:font-size-asian="9.60000038146973pt" style:font-weight-asian="bold" style:font-name-complex="Times1" style:font-size-complex="11pt"/>
    </style:style>
    <style:style style:name="T18" style:family="text">
      <style:text-properties fo:color="#800080" loext:opacity="100%" style:font-name="Calibri" fo:font-size="11pt" fo:font-weight="bold" officeooo:rsid="0009f9cc" style:font-name-asian="Times1" style:font-size-asian="9.60000038146973pt" style:font-weight-asian="bold" style:font-name-complex="Times1" style:font-size-complex="11pt"/>
    </style:style>
    <style:style style:name="T19" style:family="text">
      <style:text-properties fo:color="#800080" loext:opacity="100%" style:font-name="Calibri" fo:font-size="11pt" fo:font-weight="bold" officeooo:rsid="000ba026" style:font-name-asian="Times1" style:font-size-asian="9.60000038146973pt" style:font-weight-asian="bold" style:font-name-complex="Times1" style:font-size-complex="11pt"/>
    </style:style>
    <style:style style:name="T20" style:family="text">
      <style:text-properties fo:color="#800080" loext:opacity="100%" style:font-name="Calibri" fo:font-size="11pt" fo:font-weight="bold" officeooo:rsid="000e3b66" style:font-name-asian="Times1" style:font-size-asian="9.60000038146973pt" style:font-weight-asian="bold" style:font-name-complex="Times1" style:font-size-complex="11pt"/>
    </style:style>
    <style:style style:name="T21" style:family="text">
      <style:text-properties fo:color="#800080" loext:opacity="100%" style:font-name="Calibri" fo:font-size="11pt" fo:font-weight="bold" officeooo:rsid="0010865c" style:font-name-asian="Times1" style:font-size-asian="9.60000038146973pt" style:font-weight-asian="bold" style:font-name-complex="Times1" style:font-size-complex="11pt"/>
    </style:style>
    <style:style style:name="T22" style:family="text">
      <style:text-properties fo:color="#800080" loext:opacity="100%" style:font-name="Calibri" fo:font-size="11pt" fo:font-weight="bold" officeooo:rsid="00148e2c" style:font-name-asian="Times1" style:font-size-asian="9.60000038146973pt" style:font-weight-asian="bold" style:font-name-complex="Times1" style:font-size-complex="11pt"/>
    </style:style>
    <style:style style:name="T23" style:family="text">
      <style:text-properties fo:color="#800080" loext:opacity="100%" style:font-name="Calibri" fo:font-size="11pt" fo:font-weight="bold" officeooo:rsid="00149484" style:font-name-asian="Times1" style:font-size-asian="9.60000038146973pt" style:font-weight-asian="bold" style:font-name-complex="Times1" style:font-size-complex="11pt"/>
    </style:style>
    <style:style style:name="gr1" style:family="graphic" style:parent-style-name="Frame">
      <style:graphic-properties draw:stroke="none" svg:stroke-width="0.0102in" draw:stroke-linejoin="miter" draw:fill="none" draw:textarea-vertical-align="top" draw:auto-grow-height="false" fo:min-height="0.2374in" fo:min-width="3.521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0291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9in" svg:stroke-color="#3a5f8b" svg:stroke-linecap="butt" draw:fill="none" draw:textarea-vertical-align="middle" draw:auto-grow-height="false" draw:fit-to-size="false" style:shrink-to-fit="false" fo:min-height="0.2138in" fo:min-width="3.1516in" fo:padding-top="0.05in" fo:padding-bottom="0.05in" fo:padding-left="0.1in" fo:padding-right="0.1in" fo:wrap-option="wrap"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0209in" svg:stroke-color="#4a7ebb"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6"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02in" draw:stroke-linejoin="miter" draw:fill="none" draw:textarea-vertical-align="top" draw:auto-grow-height="false" fo:min-height="0.2374in" fo:min-width="1.428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09in" svg:stroke-color="#3a5f8b" svg:stroke-linecap="butt" draw:fill="none" draw:textarea-vertical-align="top" draw:auto-grow-height="false" fo:min-height="0.239in" fo:min-width="1.4311in" fo:padding-top="0.0492in" fo:padding-bottom="0.0492in" fo:padding-left="0.0984in" fo:padding-right="0.0984in" fo:wrap-option="wrap" fo:margin-left="0in" fo:margin-right="0.0181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Assignment </text:span><text:span text:style-name="T2">12</text:span><text:span text:style-name="T1"> – </text:span><text:span text:style-name="T3"><text:s/>Searching <text:s/>Ordered Data and </text:span><text:span text:style-name="T2">Search Trees </text:span></text:p>
      <text:p text:style-name="P3"/>
      <text:p text:style-name="Standard"><text:span text:style-name="T4">Write pseudo-code not Java for problems requiring code. You are responsible for the appropriate level of detail.</text:span></text:p>
      <text:p text:style-name="P4"><text:bookmark text:name="_GoBack"/></text:p>
      <text:p text:style-name="P11"><text:span text:style-name="T6">For questions 1 – 2, c</text:span><text:span text:style-name="T9">ompare the efficiency of </text:span><text:span text:style-name="T6">using sequential </text:span><text:span text:style-name="T9">search</text:span><text:span text:style-name="T6"> on</text:span><text:span text:style-name="T9"> an ordered table of size n and an unordered table of the same size for the key </text:span><text:span text:style-name="T7">target</text:span><text:span text:style-name="T9">:</text:span> </text:p>
      <text:list xml:id="list2014725809" text:style-name="WWNum6">
        <text:list-item>
          <text:p text:style-name="P1"><text:span text:style-name="T11">a) If no record with the key </text:span><text:span text:style-name="T13">target</text:span><text:span text:style-name="T11"> is present.</text:span></text:p>
        </text:list-item>
      </text:list>
      <text:p text:style-name="P7"><text:tab/><text:tab/><text:tab/><text:span text:style-name="T16">If no record key exists, then doing a sequential search on ordered vs unordered data makes no difference. Each record will still have to be checked and the net result will be the same.</text:span></text:p>
      <text:p text:style-name="P9"><text:span text:style-name="T11"><text:tab/>b) If one record with the key </text:span><text:span text:style-name="T7">target</text:span><text:span text:style-name="T11"> is present and only one is sought.</text:span></text:p>
      <text:p text:style-name="P8"><text:tab/><text:tab/><text:span text:style-name="T16">The answer in this case is it depends on key target. For ordered data, if it is near the start of the search, then this should be low cost and always low cost. However the opposite is true if the key is at the end of the data. Unordered data may by chance move a high key to the front of the data making it more efficient. It depends on the key being searched for.</text:span></text:p>
      <text:list xml:id="list150253602089975" text:continue-numbering="true" text:style-name="WWNum6">
        <text:list-item>
          <text:p text:style-name="P2"><text:span text:style-name="T9">a) If more than one record with the key </text:span><text:span text:style-name="T13">target</text:span><text:span text:style-name="T9"> is present and it is desired to find only the first one. </text:span></text:p>
        </text:list-item>
      </text:list>
      <text:p text:style-name="P10"><text:tab/><text:tab/><text:span text:style-name="T19">A random distribution will in most cases be advantageous if it is known that there are multiple records and we are just searching for a single instace of that key. Ordered data will not take advantage of the multiple instances since all the instaces in the ordered data will be stored sequentially.</text:span></text:p>
      <text:p text:style-name="P9"><text:span text:style-name="T9"><text:tab/>b) If more than one record with the key </text:span><text:span text:style-name="T7">target</text:span><text:span text:style-name="T9"> is present and it is desired to find them all.</text:span> </text:p>
      <text:p text:style-name="P12"><text:tab/><text:tab/><text:tab/><text:span text:style-name="T18">.</text:span><text:span text:style-name="T19">If it is desired to fined them all, then ordered data will offer a slight advantage in that after the desired key is found, all instances will be stored sequentially and then you can stop searching. In ordered data, it would be necessary to keep searching since it might always be that more instances of the key exist.</text:span></text:p>
      <text:p text:style-name="Standard"><text:span text:style-name="T6">3. </text:span><text:span text:style-name="T9">Write a method delete(key1, key2) to delete all records with keys between key1 and key2 (inclusive) from a binary search tree whose nodes </text:span><text:span text:style-name="T6">look like this:</text:span></text:p>
      <text:p text:style-name="Standard"><draw:g text:anchor-type="paragraph" draw:z-index="2" draw:name="Group 20" draw:style-name="gr6"><draw:line draw:name="Straight Connector 19" draw:style-name="gr5" draw:text-style-name="P15" svg:x1="3.039in" svg:y1="0.1528in" svg:x2="2.7024in" svg:y2="0.1528in"><text:p/></draw:line><draw:line draw:name="Straight Connector 16" draw:style-name="gr5" draw:text-style-name="P15" svg:x1="3.039in" svg:y1="0.7669in" svg:x2="2.7024in" svg:y2="0.7669in"><text:p/></draw:line></draw:g><draw:custom-shape text:anchor-type="paragraph" draw:z-index="0" draw:name="Rectangle 1" draw:style-name="gr8" draw:text-style-name="P14" svg:width="1.628in" svg:height="0.337in" svg:x="2.2492in" svg:y="0.15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2" draw:style-name="gr7" draw:text-style-name="P14" svg:width="1.628in" svg:height="0.337in" svg:x="2.2492in" svg:y="0.1528in"><text:p text:style-name="Frame_20_contents"><text:span text:style-name="T5">left <text:s text:c="5"/></text:span><text:span text:style-name="T14"><text:s/></text:span><text:span text:style-name="T5">key</text:span><text:span text:style-name="T15">i </text:span><text:span text:style-name="T14"><text:s text:c="6"/></text:span><text:span text:style-name="T5"><text:s/>right <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Standard"><text:span text:style-name="T6"><text:s text:c="13"/></text:span></text:p>
      <text:p text:style-name="P4"/>
      <text:p text:style-name="P5"><text:span text:style-name="T18">d</text:span><text:span text:style-name="T17">elete(key1, key2)</text:span></text:p>
      <text:p text:style-name="P5"><text:span text:style-name="T17">{</text:span></text:p>
      <text:p text:style-name="P5"><text:span text:style-name="T17"><text:tab/></text:span><text:span text:style-name="T20">search for key1</text:span></text:p>
      <text:p text:style-name="P5"><text:span text:style-name="T20"><text:tab/>search for key 2</text:span></text:p>
      <text:p text:style-name="P5"><text:span text:style-name="T20"><text:tab/>set key1 to be inorder successor of key2 or null if it does not exist</text:span></text:p>
      <text:p text:style-name="P5"><text:span text:style-name="T17">}</text:span></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Standard"><text:soft-page-break/><text:span text:style-name="T6">4. </text:span><text:span text:style-name="T9">Write a method to delete a record from a B-</text:span><text:span text:style-name="T6">tree</text:span><text:span text:style-name="T9"> of order n.</text:span> </text:p>
      <text:p text:style-name="Standard"><draw:custom-shape text:anchor-type="paragraph" draw:z-index="4" draw:name="Text Box 2" draw:style-name="gr1" draw:text-style-name="P14" svg:width="3.7213in" svg:height="0.337in" svg:x="1.4047in" svg:y="0.0598in"><text:p text:style-name="Frame_20_contents"><text:span text:style-name="T5">p</text:span><text:span text:style-name="T14">0 <text:s text:c="5"/></text:span><text:span text:style-name="T5"><text:s/>r</text:span><text:span text:style-name="T14">1</text:span><text:span text:style-name="T5"> <text:s text:c="5"/>p</text:span><text:span text:style-name="T14">1</text:span><text:span text:style-name="T5"> <text:s text:c="4"/>r</text:span><text:span text:style-name="T14">2</text:span><text:span text:style-name="T5"> <text:s text:c="4"/>p</text:span><text:span text:style-name="T14">2</text:span><text:span text:style-name="T5"> <text:s text:c="5"/>r</text:span><text:span text:style-name="T14">3</text:span><text:span text:style-name="T5"> <text:s text:c="5"/>……. <text:s text:c="3"/>p</text:span><text:span text:style-name="T14">n-1</text:span><text:span text:style-name="T5"> <text:s text:c="2"/>r</text:span><text:span text:style-name="T14">n </text:span><text:span text:style-name="T5"><text:s text:c="5"/>p</text:span><text:span text:style-name="T14">n</text:span><text:span text:style-name="T5"> <text:s text:c="2"/>r</text:span><text:span text:style-name="T14">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 draw:name="Group 24" draw:style-name="gr2"><draw:custom-shape draw:name="Rectangle 25" draw:style-name="gr3" draw:text-style-name="P15" svg:width="3.3512in" svg:height="0.3134in" svg:x="1.7748in" svg:y="0.08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26" draw:style-name="gr4"><draw:line draw:name="Straight Connector 27" draw:style-name="gr5" draw:text-style-name="P16" svg:x1="1.4051in" svg:y1="0.0594in" svg:x2="1.4051in" svg:y2="0.237in"><text:p/></draw:line><draw:line draw:name="Straight Connector 28" draw:style-name="gr5" draw:text-style-name="P16" svg:x1="1.5768in" svg:y1="0.0594in" svg:x2="1.5768in" svg:y2="0.237in"><text:p/></draw:line><draw:line draw:name="Straight Connector 29" draw:style-name="gr5" draw:text-style-name="P16" svg:x1="1.7555in" svg:y1="0.0594in" svg:x2="1.7555in" svg:y2="0.237in"><text:p/></draw:line></draw:g><draw:g draw:name="Group 30" draw:style-name="gr4"><draw:line draw:name="Straight Connector 31" draw:style-name="gr5" draw:text-style-name="P16" svg:x1="2.9606in" svg:y1="0.0594in" svg:x2="2.9606in" svg:y2="0.237in"><text:p/></draw:line><draw:line draw:name="Straight Connector 288" draw:style-name="gr5" draw:text-style-name="P16" svg:x1="1.9331in" svg:y1="0.0594in" svg:x2="1.9331in" svg:y2="0.237in"><text:p/></draw:line><draw:line draw:name="Straight Connector 289" draw:style-name="gr5" draw:text-style-name="P16" svg:x1="2.6102in" svg:y1="0.0594in" svg:x2="2.6102in" svg:y2="0.237in"><text:p/></draw:line><draw:line draw:name="Straight Connector 290" draw:style-name="gr5" draw:text-style-name="P16" svg:x1="2.7886in" svg:y1="0.0594in" svg:x2="2.7886in" svg:y2="0.237in"><text:p/></draw:line><draw:line draw:name="Straight Connector 291" draw:style-name="gr5" draw:text-style-name="P16" svg:x1="2.3075in" svg:y1="0.0594in" svg:x2="2.3075in" svg:y2="0.237in"><text:p/></draw:line><draw:line draw:name="Straight Connector 292" draw:style-name="gr5" draw:text-style-name="P16" svg:x1="2.1177in" svg:y1="0.0594in" svg:x2="2.1177in" svg:y2="0.237in"><text:p/></draw:line></draw:g></draw:g><text:span text:style-name="T10"> </text:span> </text:p>
      <text:p text:style-name="P4"/>
      <text:p text:style-name="P4"><text:span text:style-name="T18"/></text:p>
      <text:p text:style-name="P5"><text:span text:style-name="T18">d</text:span><text:span text:style-name="T17">elete(key1)</text:span></text:p>
      <text:p text:style-name="P5"><text:span text:style-name="T17">{</text:span></text:p>
      <text:p text:style-name="P5"><text:span text:style-name="T17"><text:tab/></text:span><text:span text:style-name="T22">search for key1</text:span></text:p>
      <text:p text:style-name="P5"><text:span text:style-name="T17"><text:tab/></text:span></text:p>
      <text:p text:style-name="P5"><text:span text:style-name="T17"><text:tab/></text:span><text:span text:style-name="T23">current = key</text:span></text:p>
      <text:p text:style-name="P5"><text:span text:style-name="T17"/></text:p>
      <text:p text:style-name="P5"><text:span text:style-name="T21"><text:tab/></text:span><text:span text:style-name="T23">while not parent to current contains mulitple keys or is root</text:span></text:p>
      <text:p text:style-name="P5"><text:span text:style-name="T23"><text:tab/><text:tab/>current = parent</text:span></text:p>
      <text:p text:style-name="P6"><text:span text:style-name="T23"><text:tab/>while current key does not equal key</text:span></text:p>
      <text:p text:style-name="P6"><text:span text:style-name="T23"><text:tab/><text:tab/>push parent smallest key down to child</text:span></text:p>
      <text:p text:style-name="P5"><text:span text:style-name="T23"><text:tab/>lastly delete key from node now that it can be replaced by incoming parent node</text:span></text:p>
      <text:p text:style-name="P5"><text:span text:style-name="T17">}</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ru" fo:country="RU"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text-properties fo:font-size="12pt" fo:font-style="normal" fo:font-weight="bold" style:font-size-asian="12pt" style:font-style-asian="normal" style:font-weight-asian="bold"/>
    </style:style>
    <style:style style:name="ListLabel_20_2" style:display-name="ListLabel 2" style:family="text">
      <style:text-properties fo:font-size="12pt" fo:font-style="normal" fo:font-weight="bold" style:font-size-asian="12pt" style:font-style-asian="normal"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1"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81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126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126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126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126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126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126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126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_EN605_202_81_HW7B</dc:title>
    <meta:initial-creator>Eleanor</meta:initial-creator>
    <meta:editing-cycles>18</meta:editing-cycles>
    <meta:print-date>2014-01-20T19:24:00</meta:print-date>
    <meta:creation-date>2014-01-20T19:26:00</meta:creation-date>
    <dc:date>2021-04-21T15:02:46.464423265</dc:date>
    <meta:editing-duration>PT5H49M27S</meta:editing-duration>
    <meta:generator>LibreOffice/7.0.4.2$Linux_X86_64 LibreOffice_project/00$Build-2</meta:generator>
    <meta:document-statistic meta:table-count="0" meta:image-count="0" meta:object-count="0" meta:page-count="2" meta:paragraph-count="35" meta:word-count="476" meta:character-count="2575" meta:non-whitespace-character-count="2025"/>
    <meta:user-defined meta:name="AppVersion">16.0000</meta:user-defined>
    <meta:template xlink:type="simple" xlink:actuate="onRequest" xlink:title="Normal.dotm" xlink:href=""/>
  </office:meta>
</office:document-meta>
</file>